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ff" fo:border="0.06pt double #000000" style:border-line-width="0in 0.0016in 0.0008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Unhandled</text:p>
          </table:table-cell>
          <table:table-cell table:style-name="ce2"/>
          <table:table-cell table:style-name="ce3" table:number-columns-repeated="1022"/>
        </table:table-row>
        <table:table-row table:style-name="ro1">
          <table:table-cell table:style-name="ce2" office:value-type="string" calcext:value-type="string">
            <text:p>Syscall intercepted</text:p>
          </table:table-cell>
          <table:table-cell table:style-name="ce4"/>
          <table:table-cell table:style-name="ce3" table:number-columns-repeated="1022"/>
        </table:table-row>
        <table:table-row table:style-name="ro1">
          <table:table-cell table:style-name="ce2" office:value-type="string" calcext:value-type="string">
            <text:p>Some functionality</text:p>
          </table:table-cell>
          <table:table-cell table:style-name="ce5"/>
          <table:table-cell table:style-name="ce3" table:number-columns-repeated="1022"/>
        </table:table-row>
        <table:table-row table:style-name="ro1">
          <table:table-cell table:style-name="ce2" office:value-type="string" calcext:value-type="string">
            <text:p>Most functionality</text:p>
          </table:table-cell>
          <table:table-cell table:style-name="ce6"/>
          <table:table-cell table:style-name="ce3" table:number-columns-repeated="1022"/>
        </table:table-row>
        <table:table-row table:style-name="ro1">
          <table:table-cell table:style-name="ce2" office:value-type="string" calcext:value-type="string">
            <text:p>Complete</text:p>
          </table:table-cell>
          <table:table-cell table:style-name="ce7"/>
          <table:table-cell table:style-name="ce3" table:number-columns-repeated="1022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Unhand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accept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ac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add_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adjtim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bdflu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b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b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ap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ap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hd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hm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h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hown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h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lock_adj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lock_get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lock_get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lock_nanosle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lock_set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lon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SYS_cl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onn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cr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delete_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d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du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du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poll_cre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poll_creat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poll_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poll_pwa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poll_wa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ventf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ventf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xec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x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exit_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access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advise64_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alloc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anotify_in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anotify_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chd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chm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chmod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ch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chown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chown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cn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cntl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datasyn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ge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init_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lis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remove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se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s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stat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statat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stat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statfs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syn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trunc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truncate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ut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futimes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c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c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d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dents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e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eg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e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eu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g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groups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iti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_mempoli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peer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p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pgr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p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pp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prior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rand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res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resg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res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resu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_robust_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rus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s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sock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socko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t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timeofd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u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ge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nit_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notify_add_w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notify_in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notify_init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notify_rm_w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o_canc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o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o_destr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o_get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oprio_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oprio_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o_set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io_subm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kc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kexec_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key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k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ch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chown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ge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ink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is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is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lis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_ll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ookup_dcoo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remove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se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s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lstat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adv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b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emfd_cre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in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kd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kdir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kn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knod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lock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ma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ove_p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prot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q_getset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q_notif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q_o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q_timedrece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q_timeds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q_un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re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sg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sg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sgrc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sgs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syn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un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unlock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mun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name_to_handle_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nanosle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_new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nfsserv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n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o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open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open_by_handle_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ciconfig_io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ciconfig_r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ciconfig_wr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erf_event_o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erson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ip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ivot_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o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po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r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read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read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rlimit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rocess_vm_read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rocess_vm_write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select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tr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write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pwrite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quota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ada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ad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adlink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ad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b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c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cvfr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cvmm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cvm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map_file_p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move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nam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nameat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quest_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estart_sysc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md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t_sig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t_sigpen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t_sigproc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t_sigqueuein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t_sigret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t_sigsusp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t_sigtimedwa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rt_tgsigqueuein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getaffi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get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getpar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get_priority_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get_priority_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getschedu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rr_get_interv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setaffi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set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setpar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setschedu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ched_y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cco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m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m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m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mtimed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nd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ndfile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ndmm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ndm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nd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domain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fs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fsg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fs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fsu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g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groups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host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iti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_mempoli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p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prior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e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eg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esg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esg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es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esu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e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eu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rlim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_robust_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s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socko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_tid_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timeofd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u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uid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etxat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h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hm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hmd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hm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hutd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ig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igalts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ignalf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ignalf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igpen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igproc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igret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igsusp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o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ocketpa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pl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tat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tat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tatfs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wap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wa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ym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ymlink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yn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ync_file_rang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ync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_sysc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ys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ysin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sys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gk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r_cre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r_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rfd_cre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rfd_get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rfd_set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r_getover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r_get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r_set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k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runc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truncate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getrlim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mount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n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nlink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nsh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seli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s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timens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u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vf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vhang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vmspl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v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wait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wait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wr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_writev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01T22:10:28.773714256</dc:date>
    <meta:editing-duration>PT2H13M50S</meta:editing-duration>
    <meta:editing-cycles>6</meta:editing-cycles>
    <meta:document-statistic meta:table-count="1" meta:cell-count="349" meta:object-count="0"/>
  </office:meta>
</office:document-meta>
</file>